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C0000026A10326ACA8D519D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8f187c" style:font-name="Purisa" fo:font-size="66pt" fo:font-weight="bold" style:font-size-asian="66pt" style:font-weight-asian="bold" style:font-size-complex="66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color="#8f187c" style:font-name="Purisa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8f187c" style:font-name="Purisa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8f187c" style:font-name="Purisa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827cm" svg:height="16.35cm" svg:x="2.28cm" svg:y="6.818cm">
          <draw:image xlink:href="Pictures/100002010000027C0000026A10326ACA8D519D44.png" xlink:type="simple" xlink:show="embed" xlink:actuate="onLoad">
            <text:p/>
          </draw:image>
        </draw:frame>
        <draw:frame draw:style-name="gr2" draw:text-style-name="P2" draw:layer="layout" svg:width="12.825cm" svg:height="4.07cm" svg:x="4.3cm" svg:y="8.43cm">
          <draw:text-box>
            <text:p><text:span text:style-name="T1">baReader</text:span></text:p>
          </draw:text-box>
        </draw:frame>
        <draw:frame draw:style-name="gr2" draw:text-style-name="P4" draw:layer="layout" svg:width="3.851cm" svg:height="1.064cm" svg:x="10.9cm" svg:y="20.9cm">
          <draw:text-box>
            <text:p text:style-name="P3"><text:span text:style-name="T2">by cGIfl3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08:37:08.028056876</meta:creation-date>
    <dc:date>2020-06-20T08:39:56.311507270</dc:date>
    <meta:editing-duration>PT2M49S</meta:editing-duration>
    <meta:editing-cycles>1</meta:editing-cycles>
    <meta:document-statistic meta:object-count="3"/>
    <meta:generator>LibreOffice/6.0.7.3$Linux_X86_64 LibreOffice_project/00m0$Build-3</meta:generator>
  </office:meta>
</office:document-meta>
</file>